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3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66.04mm"/>
    </style:style>
    <style:style style:name="co5" style:family="table-column">
      <style:table-column-properties fo:break-before="auto" style:column-width="16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fo:color="#59c5c7"/>
    </style:style>
    <style:style style:name="T2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SYS_info(<text:span text:style-name="T1">TINYINT</text:span> <text:span text:style-name="T2">UNSIGNED</text:span>)</text:p>
          </table:table-cell>
          <table:covered-table-cell table:number-columns-repeated="7"/>
        </table:table-row>
        <table:table-row table:style-name="ro2">
          <table:table-cell/>
          <table:table-cell table:style-name="Error" office:value-type="string" calcext:value-type="string">
            <text:p>OTHERerror</text:p>
          </table:table-cell>
          <table:table-cell/>
          <table:table-cell table:style-name="Error" office:value-type="string" calcext:value-type="string">
            <text:p>CRCError</text:p>
          </table:table-cell>
          <table:table-cell table:style-name="Error" office:value-type="string" calcext:value-type="string">
            <text:p>IOError</text:p>
          </table:table-cell>
          <table:table-cell/>
          <table:table-cell table:style-name="Bad" office:value-type="string" calcext:value-type="string">
            <text:p>Closed</text:p>
          </table:table-cell>
          <table:table-cell table:style-name="Warning" office:value-type="string" calcext:value-type="string">
            <text:p>Import_active_energy_overflow</text:p>
          </table:table-cell>
          <table:table-cell table:style-name="Warning" office:value-type="string" calcext:value-type="string">
            <text:p>Start</text:p>
          </table:table-cell>
        </table:table-row>
        <table:table-row table:style-name="ro1">
          <table:table-cell table:number-columns-repeated="7"/>
          <table:table-cell table:style-name="Warning" office:value-type="string" calcext:value-type="string" table:number-columns-spanned="2" table:number-rows-spanned="1">
            <text:p>Start|Import_active_energy_overflow</text:p>
          </table:table-cell>
          <table:covered-table-cell table:style-name="Warning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0:52:04.308465918</meta:creation-date>
    <dc:date>2018-10-12T11:13:03.838550408</dc:date>
    <meta:editing-duration>PT10M36S</meta:editing-duration>
    <meta:editing-cycles>4</meta:editing-cycles>
    <meta:generator>LibreOffice/6.0.3.2$Linux_X86_64 LibreOffice_project/00m0$Build-2</meta:generator>
    <meta:document-statistic meta:table-count="1" meta:cell-count="16" meta:object-count="0"/>
  </office:meta>
</office:document-meta>
</file>